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080e" officeooo:paragraph-rsid="0000080e"/>
    </style:style>
    <style:style style:name="P2" style:family="paragraph" style:parent-style-name="Standard">
      <style:text-properties officeooo:rsid="00004901" officeooo:paragraph-rsid="00004901"/>
    </style:style>
    <style:style style:name="P3" style:family="paragraph" style:parent-style-name="Standard">
      <style:text-properties officeooo:rsid="0001ccc4" officeooo:paragraph-rsid="0001ccc4"/>
    </style:style>
    <style:style style:name="T1" style:family="text">
      <style:text-properties officeooo:rsid="00004901"/>
    </style:style>
    <style:style style:name="T2" style:family="text">
      <style:text-properties officeooo:rsid="0001cc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P</text:p>
      <text:p text:style-name="P1"/>
      <text:p text:style-name="P1">Vpn <text:tab/>-&gt; <text:span text:style-name="T2">Jira</text:span> access</text:p>
      <text:p text:style-name="P1"><text:tab/>-&gt; Github Access</text:p>
      <text:p text:style-name="P1"/>
      <text:p text:style-name="P1"><text:span text:style-name="T1">v</text:span>fire/my-tech (northgate) credentials: Can raise a problem here or <text:span text:style-name="T1">t</text:span>ell Scrum master</text:p>
      <text:p text:style-name="P1"/>
      <text:p text:style-name="P1">Get to know your Scrum master. (Nimisha <text:span text:style-name="T1">for Gokul</text:span>)</text:p>
      <text:p text:style-name="P1">Slack</text:p>
      <text:p text:style-name="P1">Docker</text:p>
      <text:p text:style-name="P1">GIT</text:p>
      <text:p text:style-name="P1"/>
      <text:p text:style-name="P1"/>
      <text:p text:style-name="P2">Deepa Nair (Manager)</text:p>
      <text:p text:style-name="P3">Shikhar Obero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1T12:45:43.440385943</meta:creation-date>
    <dc:date>2020-05-11T20:13:16.712017892</dc:date>
    <meta:editing-duration>PT19M29S</meta:editing-duration>
    <meta:editing-cycles>1</meta:editing-cycles>
    <meta:document-statistic meta:table-count="0" meta:image-count="0" meta:object-count="0" meta:page-count="1" meta:paragraph-count="10" meta:word-count="37" meta:character-count="221" meta:non-whitespace-character-count="192"/>
    <meta:generator>LibreOffice/5.1.6.2$Linux_X86_64 LibreOffice_project/10m0$Build-2</meta:generator>
  </office:meta>
</office:document-meta>
</file>